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46cm"/>
    </style:style>
    <style:style style:name="gr3" style:family="graphic" style:parent-style-name="standard">
      <style:graphic-properties draw:stroke="none" draw:fill="none" fo:min-height="7.099cm"/>
    </style:style>
    <style:style style:name="pr1" style:family="presentation" style:parent-style-name="Default-title">
      <style:graphic-properties fo:min-height="3.25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draw:id="id1">
        <draw:frame presentation:style-name="pr1" draw:layer="layout" svg:width="25.191cm" svg:height="3.473cm" svg:x="1.399cm" svg:y="0.854cm" presentation:class="title" presentation:user-transformed="true">
          <draw:text-box>
            <text:p>MetaPython: quando trocamos os encanamentos!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draw:frame presentation:style-name="pr1" draw:layer="layout" svg:width="25.191cm" svg:height="3.257cm" svg:x="1.399cm" svg:y="0.962cm" presentation:class="title">
          <draw:text-box>
            <text:p>* Function Decorator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>
        <draw:frame presentation:style-name="pr1" draw:layer="layout" svg:width="25.191cm" svg:height="3.473cm" svg:x="1.399cm" svg:y="0.854cm" presentation:class="title" presentation:user-transformed="true">
          <draw:text-box>
            <text:p>Permitem processar um objeto função assim que ele é instanciado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>
        <draw:frame presentation:style-name="pr1" draw:layer="layout" svg:width="25.191cm" svg:height="3.473cm" svg:x="1.399cm" svg:y="0.854cm" presentation:class="title" presentation:user-transformed="true">
          <draw:text-box>
            <text:p>O processo permite mudar atributos de uma função,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>
        <draw:frame presentation:style-name="pr1" draw:layer="layout" svg:width="25.191cm" svg:height="5.209cm" svg:x="1.399cm" svg:y="-0.014cm" presentation:class="title" presentation:user-transformed="true">
          <draw:text-box>
            <text:p>permite fazer o wrap de uma função com código que modifica seu comportamento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>
        <draw:frame presentation:style-name="pr1" draw:layer="layout" svg:width="25.191cm" svg:height="5.209cm" svg:x="1.399cm" svg:y="-0.014cm" presentation:class="title" presentation:user-transformed="true">
          <draw:text-box>
            <text:p>As vezes até entendemos o conceito, mas não sabemos onde usar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>
        <draw:frame presentation:style-name="pr1" draw:layer="layout" svg:width="25.191cm" svg:height="3.473cm" svg:x="1.399cm" svg:y="0.854cm" presentation:class="title" presentation:user-transformed="true">
          <draw:text-box>
            <text:p>Um exemplo simples, pode ser anotação de tipos.</text:p>
          </draw:text-box>
        </draw:frame>
        <draw:frame draw:style-name="gr2" draw:text-style-name="P1" draw:layer="layout" svg:width="20.678cm" svg:height="4.351cm" svg:x="6.35cm" svg:y="14.605cm">
          <draw:text-box>
            <text:p text:style-name="P1"><text:span text:style-name="T1"/></text:p>
            <text:p text:style-name="P1"><text:span text:style-name="T1">def sum(a, b):</text:span></text:p>
            <text:p text:style-name="P1"><text:span text:style-name="T1"><text:s text:c="4"/></text:span><text:span text:style-name="T1">if not is instance(a, int) or not isinstance(b, int):</text:span></text:p>
            <text:p text:style-name="P1"><text:span text:style-name="T1"><text:s text:c="8"/></text:span><text:span text:style-name="T1">raise TypeErr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>
        <draw:frame presentation:style-name="pr1" draw:layer="layout" svg:width="25.191cm" svg:height="3.257cm" svg:x="1.399cm" svg:y="0.962cm" presentation:class="title">
          <draw:text-box>
            <text:p>&lt;&lt;static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>
        <draw:frame presentation:style-name="pr1" draw:layer="layout" svg:width="25.191cm" svg:height="3.257cm" svg:x="1.399cm" svg:y="0.962cm" presentation:class="title">
          <draw:text-box>
            <text:p>* polimorfism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>
        <draw:frame presentation:style-name="pr1" draw:layer="layout" svg:width="25.191cm" svg:height="3.473cm" svg:x="1.399cm" svg:y="0.854cm" presentation:class="title" presentation:user-transformed="true">
          <draw:text-box>
            <text:p>Em linguagens estáticas se escreve várias vezes um método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>
        <draw:frame presentation:style-name="pr1" draw:layer="layout" svg:width="25.191cm" svg:height="3.473cm" svg:x="1.399cm" svg:y="0.854cm" presentation:class="title" presentation:user-transformed="true">
          <draw:text-box>
            <text:p>para cada combinação possível de parâmetros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>
        <draw:frame presentation:style-name="pr1" draw:layer="layout" svg:width="25.191cm" svg:height="3.257cm" svg:x="1.399cm" svg:y="0.962cm" presentation:class="title">
          <draw:text-box>
            <text:p>Só com decorators de métodos -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>
        <draw:frame presentation:style-name="pr1" draw:layer="layout" svg:width="25.191cm" svg:height="3.257cm" svg:x="1.399cm" svg:y="0.962cm" presentation:class="title">
          <draw:text-box>
            <text:p>em vez de devolver uma função: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3" draw:text-style-name="P1" draw:layer="layout" svg:width="26.258cm" svg:height="7.349cm" svg:x="0.982cm" svg:y="6.35cm">
          <draw:text-box>
            <text:list text:style-name="L2">
              <text:list-item>
                <text:p text:style-name="P1"><text:span text:style-name="T1"><text:s text:c="2"/></text:span><text:span text:style-name="T1">manter um dicionário com o nome dos métodos estáticos já registrados para cada classe</text:span></text:p>
              </text:list-item>
              <text:list-item>
                <text:p text:style-name="P1"><text:span text:style-name="T1"><text:s/></text:span><text:span text:style-name="T1">devolver um objeto especial que: </text:span></text:p>
              </text:list-item>
              <text:list-item>
                <text:p text:style-name="P1"><text:span text:style-name="T1"><text:s text:c="7"/></text:span><text:span text:style-name="T1">-- com informação dos métodos homônimos e tipos de atributos</text:span></text:p>
              </text:list-item>
              <text:list-item>
                <text:p text:style-name="P1"><text:span text:style-name="T1"><text:s text:c="7"/></text:span><text:span text:style-name="T1">-- um método __call__ que faça o dispatch adequa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4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14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2T01:38:33</meta:creation-date>
    <meta:editing-duration>PT00H12M56S</meta:editing-duration>
    <meta:editing-cycles>2</meta:editing-cycles>
    <dc:date>2009-09-12T01:50:44</dc:date>
    <meta:document-statistic meta:object-count="78"/>
    <meta:generator>OpenOffice.org/3.0$Unix OpenOffice.org_project/300m9$Build-9358</meta:generator>
  </office:meta>
</office:document-meta>
</file>